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tyle="italic" fo:font-weight="bold" officeooo:rsid="000e50da" officeooo:paragraph-rsid="000e50da" style:font-style-asian="italic" style:font-weight-asian="bold" style:font-style-complex="italic" style:font-weight-complex="bold"/>
    </style:style>
    <style:style style:name="P2" style:family="paragraph" style:parent-style-name="Standard">
      <style:text-properties fo:font-style="normal" fo:font-weight="bold" officeooo:rsid="000e50da" officeooo:paragraph-rsid="000e50da" style:font-style-asian="normal" style:font-weight-asian="bold" style:font-style-complex="normal" style:font-weight-complex="bold"/>
    </style:style>
    <style:style style:name="P3" style:family="paragraph" style:parent-style-name="Standard">
      <style:paragraph-properties fo:text-align="start" style:justify-single-word="false"/>
      <style:text-properties fo:font-style="normal" fo:font-weight="bold" officeooo:paragraph-rsid="000e50da"/>
    </style:style>
    <style:style style:name="P4" style:family="paragraph" style:parent-style-name="Standard">
      <style:text-properties fo:font-style="normal" fo:font-weight="normal" officeooo:rsid="000e50da" officeooo:paragraph-rsid="000e50da" style:font-style-asian="normal" style:font-weight-asian="normal" style:font-style-complex="normal" style:font-weight-complex="normal"/>
    </style:style>
    <style:style style:name="P5" style:family="paragraph" style:parent-style-name="Standard" style:list-style-name="L1">
      <style:text-properties fo:font-style="normal" fo:font-weight="normal" officeooo:rsid="000e50da" officeooo:paragraph-rsid="000e50da" style:font-style-asian="normal" style:font-weight-asian="normal" style:font-style-complex="normal" style:font-weight-complex="normal"/>
    </style:style>
    <style:style style:name="P6" style:family="paragraph" style:parent-style-name="Standard" style:list-style-name="L3">
      <style:paragraph-properties fo:text-align="start" style:justify-single-word="false"/>
      <style:text-properties fo:font-style="normal" fo:font-weight="normal" officeooo:rsid="000e50da" officeooo:paragraph-rsid="000e50da"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fo:font-weight="normal" officeooo:rsid="000e50da" officeooo:paragraph-rsid="000e50da" style:font-style-asian="normal" style:font-weight-asian="normal" style:font-style-complex="normal" style:font-weight-complex="normal"/>
    </style:style>
    <style:style style:name="P8" style:family="paragraph" style:parent-style-name="Standard" style:list-style-name="L4">
      <style:paragraph-properties fo:text-align="start" style:justify-single-word="false"/>
      <style:text-properties fo:font-style="normal" fo:font-weight="normal" officeooo:rsid="001046c4" officeooo:paragraph-rsid="001046c4" style:font-weight-asian="normal" style:font-weight-complex="normal"/>
    </style:style>
    <style:style style:name="T1" style:family="text">
      <style:text-properties fo:font-variant="normal" fo:text-transform="none" fo:color="#000000" style:font-name="Liberation Serif" fo:font-size="12pt" fo:letter-spacing="normal" style:font-size-asian="12pt" style:font-weight-asian="bold" style:font-size-complex="12pt" style:font-weight-complex="bold"/>
    </style:style>
    <style:style style:name="T2" style:family="text">
      <style:text-properties fo:font-variant="normal" fo:text-transform="none" fo:color="#000000" style:font-name="Liberation Serif" fo:font-size="12pt" fo:letter-spacing="normal" style:font-size-asian="12pt" style:font-size-complex="12pt"/>
    </style:style>
    <style:style style:name="T3" style:family="text">
      <style:text-properties officeooo:rsid="000e50da" style:font-style-asian="normal" style:font-weight-asian="bold" style:font-style-complex="normal"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1.1. Gestores de contenido</text:p>
      <text:p text:style-name="P1"/>
      <text:p text:style-name="P2">A-) ¿Qué funcionalidades crees que son las más importantes?</text:p>
      <text:p text:style-name="P2"/>
      <text:list xml:id="list3030560865" text:style-name="L1">
        <text:list-item>
          <text:p text:style-name="P5">Dependiendo de la finalidad para la que queramos un gestor de contenido deberemos fijarnos en que es lo que mas nos conviene, pero por lo general las funcionalidades que considero mas importantes son:</text:p>
          <text:list>
            <text:list-item>
              <text:p text:style-name="P5">Flexibilidad de herramientas.</text:p>
            </text:list-item>
            <text:list-item>
              <text:p text:style-name="P5">Interfaz de fácil comprensión para el usuario.</text:p>
            </text:list-item>
            <text:list-item>
              <text:p text:style-name="P5">Temas ya preparados para su uso.</text:p>
            </text:list-item>
            <text:list-item>
              <text:p text:style-name="P5">Poder insertar tu propio código para algunas cosas en concreto.</text:p>
            </text:list-item>
          </text:list>
        </text:list-item>
      </text:list>
      <text:p text:style-name="P4"/>
      <text:p text:style-name="P2">B-) ¿Por que plataforma te decantarías para crear la web de un centro educativo?</text:p>
      <text:p text:style-name="P2"/>
      <text:list xml:id="list1806172694" text:style-name="L3">
        <text:list-item>
          <text:p text:style-name="P6">Yo me decantaría por wordpress ya que tiene una manera de uso muy fácil para el usuario y para los contenidos que tiene una web de un centro educativo creo que es suficiente con este CSM.</text:p>
        </text:list-item>
      </text:list>
      <text:p text:style-name="P7"/>
      <text:p text:style-name="P3"><text:span text:style-name="T3">C-) </text:span><text:span text:style-name="T1">¿Y para crear la web de una empresa que inicialmente sólo quiere mostrar informatición a modo de presentación de sus productos/servicios? ¿Y si somos previsores, pensando que la empresa quiera a medio/corto plazo montar plataforma de venta de sus productos por internet?</text:span></text:p>
      <text:p text:style-name="P3"><text:span text:style-name="T1"/></text:p>
      <text:list xml:id="list1019485481" text:style-name="L4">
        <text:list-item>
          <text:p text:style-name="P8"><text:span text:style-name="T2">Utilizaría PrestaShop o SilverStipe ya que pueden usarse para mostrar contenidos como podrías hacer en otros CSM como WordPress pero también si quieres convertirlo en un negocio en un futuro son bastante populares para sitios de ecommerce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4T13:38:45.467181436</meta:creation-date>
    <dc:date>2021-09-24T13:52:41.606718705</dc:date>
    <meta:editing-duration>PT3M46S</meta:editing-duration>
    <meta:editing-cycles>1</meta:editing-cycles>
    <meta:document-statistic meta:table-count="0" meta:image-count="0" meta:object-count="0" meta:page-count="1" meta:paragraph-count="11" meta:word-count="210" meta:character-count="1253" meta:non-whitespace-character-count="1061"/>
    <meta:generator>LibreOffice/6.4.7.2$Linux_X86_64 LibreOffice_project/40$Build-2</meta:generator>
  </office:meta>
</office:document-meta>
</file>